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Arial2" svg:font-family="Arial, Helvetica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2.54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font-name="Arial2" fo:font-size="14.3999996185303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f42b41ea-7fff-c1f7-7a0a-76f87e717551"/>старт</text:p>
      <text:p text:style-name="P1">Выберите, что вы хотите:</text:p>
      <text:p text:style-name="P1">обработать статью</text:p>
      <text:p text:style-name="P2">вывести список частотностных слов</text:p>
      <text:p text:style-name="P2">выбор по умолчанию</text:p>
      <text:p text:style-name="P2">введите путь к файлу</text:p>
      <text:p text:style-name="P2"># 10 частотных слов, язык русский</text:p>
      <text:p text:style-name="P2">вы хотите сами настроить</text:p>
      <text:p text:style-name="P3">введите язык</text:p>
      <text:p text:style-name="P4">введите путь к файлу</text:p>
      <text:p text:style-name="P2">введите количество частотных слов</text:p>
      <text:p text:style-name="P2">список примеров</text:p>
      <text:p text:style-name="P2">выделить примеры внутри статьи</text:p>
      <text:p text:style-name="P1">пробить статью из Диалога</text:p>
      <text:p text:style-name="P1">введите название (или часть названия)</text:p>
      <text:p text:style-name="P1">#пользователь получает на вход</text:p>
      <text:p text:style-name="P1">статистика Диалога по годам</text:p>
      <text:p text:style-name="P1">?? какую статистику мы вообще хотим получить..</text:p>
      <text:p text:style-name="P1">выберите год - по нему придумать какую-нить красивую диаграммку 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Arial2" svg:font-family="Arial, Helvetica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3T17:33:07.653000000</meta:creation-date>
    <dc:date>2021-05-03T17:33:39.897000000</dc:date>
    <meta:editing-duration>PT33S</meta:editing-duration>
    <meta:editing-cycles>1</meta:editing-cycles>
    <meta:document-statistic meta:table-count="0" meta:image-count="0" meta:object-count="0" meta:page-count="1" meta:paragraph-count="20" meta:word-count="77" meta:character-count="514" meta:non-whitespace-character-count="454"/>
    <meta:generator>LibreOffice/6.3.3.2$Windows_X86_64 LibreOffice_project/a64200df03143b798afd1ec74a12ab50359878ed</meta:generator>
  </office:meta>
</office:document-meta>
</file>